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Table1" style:family="table">
      <style:table-properties style:width="17.926cm" table:align="left"/>
    </style:style>
    <style:style style:name="Table1.A" style:family="table-column">
      <style:table-column-properties style:column-width="2.33cm"/>
    </style:style>
    <style:style style:name="Table1.B" style:family="table-column">
      <style:table-column-properties style:column-width="1.707cm"/>
    </style:style>
    <style:style style:name="Table1.C" style:family="table-column">
      <style:table-column-properties style:column-width="3.119cm"/>
    </style:style>
    <style:style style:name="Table1.D" style:family="table-column">
      <style:table-column-properties style:column-width="2.344cm"/>
    </style:style>
    <style:style style:name="Table1.E" style:family="table-column">
      <style:table-column-properties style:column-width="2.858cm"/>
    </style:style>
    <style:style style:name="Table1.F" style:family="table-column">
      <style:table-column-properties style:column-width="2.381cm"/>
    </style:style>
    <style:style style:name="Table1.G" style:family="table-column">
      <style:table-column-properties style:column-width="3.187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31fbb" officeooo:paragraph-rsid="00131fbb"/>
    </style:style>
    <style:style style:name="P2" style:family="paragraph" style:parent-style-name="Standard">
      <style:text-properties officeooo:rsid="00131fbb" officeooo:paragraph-rsid="0015bec8"/>
    </style:style>
    <style:style style:name="P3" style:family="paragraph" style:parent-style-name="Standard">
      <style:paragraph-properties>
        <style:tab-stops/>
      </style:paragraph-properties>
      <style:text-properties officeooo:rsid="00131fbb" officeooo:paragraph-rsid="0015bec8"/>
    </style:style>
    <style:style style:name="P4" style:family="paragraph" style:parent-style-name="Standard">
      <style:text-properties officeooo:rsid="0013e325" officeooo:paragraph-rsid="0013e325"/>
    </style:style>
    <style:style style:name="P5" style:family="paragraph" style:parent-style-name="Standard">
      <style:paragraph-properties>
        <style:tab-stops/>
      </style:paragraph-properties>
      <style:text-properties officeooo:rsid="0015bec8" officeooo:paragraph-rsid="0015bec8"/>
    </style:style>
    <style:style style:name="P6" style:family="paragraph" style:parent-style-name="Standard">
      <style:paragraph-properties>
        <style:tab-stops/>
      </style:paragraph-properties>
      <style:text-properties officeooo:rsid="0015c98a" officeooo:paragraph-rsid="0015c98a"/>
    </style:style>
    <style:style style:name="P7" style:family="paragraph" style:parent-style-name="Standard">
      <style:paragraph-properties>
        <style:tab-stops/>
      </style:paragraph-properties>
      <style:text-properties officeooo:rsid="0017af48" officeooo:paragraph-rsid="0017af48"/>
    </style:style>
    <style:style style:name="P8" style:family="paragraph" style:parent-style-name="Standard">
      <style:paragraph-properties>
        <style:tab-stops/>
      </style:paragraph-properties>
      <style:text-properties officeooo:rsid="0018564a" officeooo:paragraph-rsid="0018564a"/>
    </style:style>
    <style:style style:name="P9" style:family="paragraph" style:parent-style-name="Standard">
      <style:paragraph-properties>
        <style:tab-stops/>
      </style:paragraph-properties>
      <style:text-properties officeooo:rsid="0019834e" officeooo:paragraph-rsid="0019834e"/>
    </style:style>
    <style:style style:name="P10" style:family="paragraph" style:parent-style-name="Text_20_body">
      <style:paragraph-properties>
        <style:tab-stops/>
      </style:paragraph-properties>
      <style:text-properties officeooo:rsid="0019834e" officeooo:paragraph-rsid="0019834e"/>
    </style:style>
    <style:style style:name="P11" style:family="paragraph" style:parent-style-name="Standard">
      <style:paragraph-properties>
        <style:tab-stops/>
      </style:paragraph-properties>
      <style:text-properties officeooo:rsid="001c778f" officeooo:paragraph-rsid="001c778f"/>
    </style:style>
    <style:style style:name="P12" style:family="paragraph" style:parent-style-name="Standard">
      <style:paragraph-properties>
        <style:tab-stops/>
      </style:paragraph-properties>
      <style:text-properties officeooo:rsid="001c778f" officeooo:paragraph-rsid="001e3c9a"/>
    </style:style>
    <style:style style:name="P13" style:family="paragraph" style:parent-style-name="Standard">
      <style:paragraph-properties>
        <style:tab-stops/>
      </style:paragraph-properties>
      <style:text-properties officeooo:rsid="001e0e13" officeooo:paragraph-rsid="001e0e13"/>
    </style:style>
    <style:style style:name="P14" style:family="paragraph" style:parent-style-name="Standard">
      <style:paragraph-properties>
        <style:tab-stops/>
      </style:paragraph-properties>
      <style:text-properties officeooo:rsid="001e3c9a" officeooo:paragraph-rsid="001e3c9a"/>
    </style:style>
    <style:style style:name="P15" style:family="paragraph" style:parent-style-name="Standard">
      <style:paragraph-properties>
        <style:tab-stops/>
      </style:paragraph-properties>
      <style:text-properties officeooo:rsid="001e44bb" officeooo:paragraph-rsid="001e44bb"/>
    </style:style>
    <style:style style:name="P16" style:family="paragraph" style:parent-style-name="Standard">
      <style:paragraph-properties>
        <style:tab-stops/>
      </style:paragraph-properties>
      <style:text-properties officeooo:rsid="00217bac" officeooo:paragraph-rsid="00217bac"/>
    </style:style>
    <style:style style:name="P17" style:family="paragraph" style:parent-style-name="Text_20_body">
      <style:paragraph-properties fo:margin-left="0cm" fo:margin-right="0cm" fo:text-indent="0cm" style:auto-text-indent="false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Ubuntu"/>
    </style:style>
    <style:style style:name="P19" style:family="paragraph" style:parent-style-name="Standard">
      <style:paragraph-properties>
        <style:tab-stops/>
      </style:paragraph-properties>
      <style:text-properties officeooo:rsid="00217bac" officeooo:paragraph-rsid="00217bac"/>
    </style:style>
    <style:style style:name="P20" style:family="paragraph" style:parent-style-name="Standard">
      <style:paragraph-properties>
        <style:tab-stops/>
      </style:paragraph-properties>
      <style:text-properties officeooo:rsid="002aa749" officeooo:paragraph-rsid="002aa749"/>
    </style:style>
    <style:style style:name="P21" style:family="paragraph" style:parent-style-name="Standard">
      <style:paragraph-properties>
        <style:tab-stops/>
      </style:paragraph-properties>
      <style:text-properties officeooo:rsid="002b2216" officeooo:paragraph-rsid="002b2216"/>
    </style:style>
    <style:style style:name="P22" style:family="paragraph" style:parent-style-name="Standard">
      <style:paragraph-properties>
        <style:tab-stops/>
      </style:paragraph-properties>
      <style:text-properties officeooo:rsid="002ba1c2" officeooo:paragraph-rsid="002ba1c2"/>
    </style:style>
    <style:style style:name="P23" style:family="paragraph" style:parent-style-name="Standard">
      <style:paragraph-properties>
        <style:tab-stops/>
      </style:paragraph-properties>
      <style:text-properties officeooo:rsid="002d1478" officeooo:paragraph-rsid="002d1478"/>
    </style:style>
    <style:style style:name="P24" style:family="paragraph" style:parent-style-name="Standard">
      <style:paragraph-properties>
        <style:tab-stops/>
      </style:paragraph-properties>
      <style:text-properties officeooo:rsid="002ee9cf" officeooo:paragraph-rsid="002ee9cf"/>
    </style:style>
    <style:style style:name="P25" style:family="paragraph" style:parent-style-name="Standard">
      <style:paragraph-properties>
        <style:tab-stops/>
      </style:paragraph-properties>
      <style:text-properties officeooo:rsid="002ee9cf" officeooo:paragraph-rsid="002f6d49"/>
    </style:style>
    <style:style style:name="P26" style:family="paragraph" style:parent-style-name="Standard">
      <style:paragraph-properties>
        <style:tab-stops/>
      </style:paragraph-properties>
      <style:text-properties officeooo:rsid="002f6d49" officeooo:paragraph-rsid="002f6d49"/>
    </style:style>
    <style:style style:name="P27" style:family="paragraph" style:parent-style-name="Standard">
      <style:paragraph-properties>
        <style:tab-stops/>
      </style:paragraph-properties>
      <style:text-properties officeooo:rsid="003104f9" officeooo:paragraph-rsid="003104f9"/>
    </style:style>
    <style:style style:name="P28" style:family="paragraph" style:parent-style-name="Standard">
      <style:paragraph-properties>
        <style:tab-stops/>
      </style:paragraph-properties>
      <style:text-properties officeooo:rsid="00310867" officeooo:paragraph-rsid="00310867"/>
    </style:style>
    <style:style style:name="T1" style:family="text">
      <style:text-properties officeooo:rsid="0015bec8"/>
    </style:style>
    <style:style style:name="T2" style:family="text">
      <style:text-properties officeooo:rsid="0017af48"/>
    </style:style>
    <style:style style:name="T3" style:family="text">
      <style:text-properties officeooo:rsid="0018564a"/>
    </style:style>
    <style:style style:name="T4" style:family="text">
      <style:text-properties officeooo:rsid="001e0e13"/>
    </style:style>
    <style:style style:name="T5" style:family="text">
      <style:text-properties style:font-name="Ubuntu"/>
    </style:style>
    <style:style style:name="T6" style:family="text">
      <style:text-properties officeooo:rsid="002ee9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BA<text:line-break/>установка<text:line-break/>настройка<text:line-break/>резервное копирование</text:p>
      <text:p text:style-name="P1">мониторинг</text:p>
      <text:p text:style-name="P1"/>
      <text:p text:style-name="P1">выбор СУБД</text:p>
      <text:p text:style-name="P1">масштабирование нагрузки</text:p>
      <text:p text:style-name="P1">оптимизации OLTP / OLAP<text:line-break/>BI<text:line-break/>Миграции данных <text:line-break/>Знание OS</text:p>
      <text:p text:style-name="P1"/>
      <text:p text:style-name="P1"/>
      <text:p text:style-name="P1">Реляционные СУБД<text:line-break/>ACID — MVCC </text:p>
      <text:p text:style-name="P1"/>
      <text:p text:style-name="P4">NoSQL — Key-Value, документные, графовые </text:p>
      <text:p text:style-name="P4"/>
      <text:p text:style-name="P4"/>
      <text:p text:style-name="P2">OLTP / OLAP <text:line-break/>OLTP — <text:span text:style-name="T1">транзакционные системы с высокой скоростью транзакций</text:span></text:p>
      <text:p text:style-name="P2"/>
      <text:p text:style-name="P3">OLAP — <text:span text:style-name="T1">аналитические системы с большим количеством данных </text:span></text:p>
      <text:p text:style-name="P3"/>
      <text:p text:style-name="P5">Партиционирование — разбиение большой таблицы на секции <text:line-break/>Round-robin - круговая<text:line-break/>Range по диапазону</text:p>
      <text:p text:style-name="P5">List </text:p>
      <text:p text:style-name="P5">Hash</text:p>
      <text:p text:style-name="P5"/>
      <text:p text:style-name="P6">Шардирование — разнесение данных на несколько серверов. Работают под управлением Shard Manager. <text:span text:style-name="T2">В Postgres нет</text:span></text:p>
      <text:p text:style-name="P6"/>
      <text:p text:style-name="P6"/>
      <text:p text:style-name="P7">Процессы</text:p>
      <text:p text:style-name="P7">post master — слушает порты, запускает дочерние процессы<text:line-break/><text:span text:style-name="T3">bgwriter <text:line-break/>checkpointer<text:line-break/>autovacuum</text:span></text:p>
      <text:p text:style-name="P8">WAL writer<text:line-break/>…<text:line-break/><text:line-break/>Каждый пользователь — отдельный процесс<text:line-break/>По умолчанию — 100 коннектов.<text:line-break/>Каждый — выделяется памят</text:p>
      <text:p text:style-name="P8">temp_buffer 8 Mb<text:line-break/>work_mem 4 Mb<text:line-break/>maitenance_work_mem 64 Mb<text:line-break/><text:line-break/>Ставится балансировщик pg_balancer pg_pooler</text:p>
      <text:p text:style-name="P8"/>
      <text:p text:style-name="P9"><text:soft-page-break/>Уровни изоляции</text:p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Уровень изоляции</text:p>
            </table:table-cell>
            <table:table-cell table:style-name="Table1.A1" office:value-type="string">
              <text:p text:style-name="Table_20_Heading">Грязное чтение (Dirty read)</text:p>
            </table:table-cell>
            <table:table-cell table:style-name="Table1.A1" office:value-type="string">
              <text:p text:style-name="Table_20_Heading">Неповторяемое чтение (Non-repeatable read)</text:p>
            </table:table-cell>
            <table:table-cell table:style-name="Table1.A1" office:value-type="string">
              <text:p text:style-name="Table_20_Heading">Фантомное чтение (Phantom read)</text:p>
            </table:table-cell>
            <table:table-cell table:style-name="Table1.A1" office:value-type="string">
              <text:p text:style-name="Table_20_Heading">Аномалия сериализации (Serialization anomaly)</text:p>
            </table:table-cell>
            <table:table-cell table:style-name="Table1.A1" office:value-type="string">
              <text:p text:style-name="Table_20_Heading">По умолчанию?</text:p>
            </table:table-cell>
            <table:table-cell table:style-name="Table1.A1" office:value-type="string">
              <text:p text:style-name="Table_20_Heading">Когда использовать (самые частые сценарии)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Read Committed</text:span></text:p>
          </table:table-cell>
          <table:table-cell table:style-name="Table1.A1" office:value-type="string">
            <text:p text:style-name="Table_20_Contents">Нет</text:p>
          </table:table-cell>
          <table:table-cell table:style-name="Table1.A1" office:value-type="string">
            <text:p text:style-name="Table_20_Contents">Да</text:p>
          </table:table-cell>
          <table:table-cell table:style-name="Table1.A1" office:value-type="string">
            <text:p text:style-name="Table_20_Contents">Да</text:p>
          </table:table-cell>
          <table:table-cell table:style-name="Table1.A1" office:value-type="string">
            <text:p text:style-name="Table_20_Contents">Да</text:p>
          </table:table-cell>
          <table:table-cell table:style-name="Table1.A1" office:value-type="string">
            <text:p text:style-name="Table_20_Contents"><text:span text:style-name="Strong_20_Emphasis">Да</text:span></text:p>
          </table:table-cell>
          <table:table-cell table:style-name="Table1.A1" office:value-type="string">
            <text:p text:style-name="Table_20_Contents">80–90% всех приложений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peatable Read</text:span></text:p>
          </table:table-cell>
          <table:table-cell table:style-name="Table1.A1" office:value-type="string">
            <text:p text:style-name="Table_20_Contents">Нет</text:p>
          </table:table-cell>
          <table:table-cell table:style-name="Table1.A1" office:value-type="string">
            <text:p text:style-name="Table_20_Contents"><text:span text:style-name="Strong_20_Emphasis">Нет</text:span></text:p>
          </table:table-cell>
          <table:table-cell table:style-name="Table1.A1" office:value-type="string">
            <text:p text:style-name="Table_20_Contents"><text:span text:style-name="Strong_20_Emphasis">Нет</text:span> (в PostgreSQL)</text:p>
          </table:table-cell>
          <table:table-cell table:style-name="Table1.A1" office:value-type="string">
            <text:p text:style-name="Table_20_Contents">Да (возможны ошибки сериализации)</text:p>
          </table:table-cell>
          <table:table-cell table:style-name="Table1.A1" office:value-type="string">
            <text:p text:style-name="Table_20_Contents">Нет</text:p>
          </table:table-cell>
          <table:table-cell table:style-name="Table1.A1" office:value-type="string">
            <text:p text:style-name="Table_20_Contents">Финансы, складской учёт, билеты, бронирования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rializable</text:span></text:p>
          </table:table-cell>
          <table:table-cell table:style-name="Table1.A1" office:value-type="string">
            <text:p text:style-name="Table_20_Contents">Нет</text:p>
          </table:table-cell>
          <table:table-cell table:style-name="Table1.A1" office:value-type="string">
            <text:p text:style-name="Table_20_Contents"><text:span text:style-name="Strong_20_Emphasis">Нет</text:span></text:p>
          </table:table-cell>
          <table:table-cell table:style-name="Table1.A1" office:value-type="string">
            <text:p text:style-name="Table_20_Contents"><text:span text:style-name="Strong_20_Emphasis">Нет</text:span></text:p>
          </table:table-cell>
          <table:table-cell table:style-name="Table1.A1" office:value-type="string">
            <text:p text:style-name="Table_20_Contents"><text:span text:style-name="Strong_20_Emphasis">Нет</text:span> (обнаруживает и откатывает)</text:p>
          </table:table-cell>
          <table:table-cell table:style-name="Table1.A1" office:value-type="string">
            <text:p text:style-name="Table_20_Contents">Нет</text:p>
          </table:table-cell>
          <table:table-cell table:style-name="Table1.A1" office:value-type="string">
            <text:p text:style-name="Table_20_Contents">Очень строгие бизнес-правила, сложная аналитика</text:p>
          </table:table-cell>
        </table:table-row>
      </table:table>
      <text:p text:style-name="P9"/>
      <text:p text:style-name="P9"/>
      <text:p text:style-name="P10">-- Посмотреть текущий<text:line-break/><text:span text:style-name="T5">SHOW transaction_isolation;</text:span></text:p>
      <text:p text:style-name="P17">-- Установить на всю сессию<text:line-break/><text:span text:style-name="T5">SET SESSION CHARACTERISTICS AS TRANSACTION ISOLATION LEVEL REPEATABLE READ;</text:span></text:p>
      <text:p text:style-name="P17"><text:span text:style-name="T5"/></text:p>
      <text:p text:style-name="P18">READ COMMITTED</text:p>
      <text:p text:style-name="P18">REPEATABLE READ</text:p>
      <text:p text:style-name="P18">serializable</text:p>
      <text:p text:style-name="P17"><text:span text:style-name="T5"/></text:p>
      <text:p text:style-name="P17">-- Установить только для текущей транзакции<text:line-break/><text:span text:style-name="T5">BEGIN;<text:line-break/>SET TRANSACTION ISOLATION LEVEL SERIALIZABLE;<text:line-break/>...<text:line-break/>COMMIT;</text:span></text:p>
      <text:p text:style-name="P9"/>
      <text:p text:style-name="P9"/>
      <text:p text:style-name="P9">Грязное чтение — данные транзакции доступны (не т в Postgres)</text:p>
      <text:p text:style-name="P9"/>
      <text:p text:style-name="P9">Не повторяющающее чтение</text:p>
      <text:p text:style-name="P9"/>
      <text:p text:style-name="P9"/>
      <text:p text:style-name="P9"/>
      <text:p text:style-name="P11">Настройка PostgreSql</text:p>
      <text:p text:style-name="P11">Анализ начинается с логов</text:p>
      <text:p text:style-name="P11"/>
      <text:p text:style-name="P11">postgresql.conf</text:p>
      <text:p text:style-name="P11"><text:soft-page-break/>vacuum.conf</text:p>
      <text:p text:style-name="P11"/>
      <text:p text:style-name="P11"/>
      <text:p text:style-name="P11"/>
      <text:p text:style-name="P11">pg_idens</text:p>
      <text:p text:style-name="P11"/>
      <text:p text:style-name="P11"/>
      <text:p text:style-name="P11">… - <text:s/>в отдельном пути</text:p>
      <text:p text:style-name="P11"/>
      <text:p text:style-name="P11">приоритет настрое — с <text:span text:style-name="T4">конца (последующие переопределяют предыдущие)</text:span></text:p>
      <text:p text:style-name="P11"/>
      <text:p text:style-name="P11"/>
      <text:p text:style-name="P11">SHOW config_file</text:p>
      <text:p text:style-name="P11"/>
      <text:p text:style-name="P11"/>
      <text:p text:style-name="P13">sudo pg_lsclusters</text:p>
      <text:p text:style-name="P13"/>
      <text:p text:style-name="P13">postgresql.auto.conf</text:p>
      <text:p text:style-name="P14">/var/lib/postgresql/18/<text:span text:style-name="T4">postgresql.auto.conf</text:span></text:p>
      <text:p text:style-name="P14"/>
      <text:p text:style-name="P14">ALTER SYSTEM SET &lt;name&gt;=&lt;value&gt;;</text:p>
      <text:p text:style-name="P14"/>
      <text:p text:style-name="P14">ALTER SYSTEM RESET &lt;name&gt;;</text:p>
      <text:p text:style-name="P14"/>
      <text:p text:style-name="P14"/>
      <text:p text:style-name="P12">pg_hba <text:s/>- <text:span text:style-name="T4">сетевой доступ и</text:span> <text:span text:style-name="T4">конфигураци по аутентификации</text:span></text:p>
      <text:p text:style-name="P12"/>
      <text:p text:style-name="P15">VIEW </text:p>
      <text:p text:style-name="P15">pg_settings</text:p>
      <text:p text:style-name="P15"/>
      <text:p text:style-name="P15">pg_file_settings</text:p>
      <text:p text:style-name="P15"/>
      <text:p text:style-name="P15"/>
      <text:p text:style-name="P15"/>
      <text:p text:style-name="P15"/>
      <text:p text:style-name="P16">Репликация</text:p>
      <text:p text:style-name="P16"/>
      <text:p text:style-name="P16">Синхронная <text:line-break/>Мастер ждет записи в реплики</text:p>
      <text:p text:style-name="P16">Возможна блокировка работы мастера при остановке реплики</text:p>
      <text:p text:style-name="P16">on<text:line-break/></text:p>
      <text:p text:style-name="P16">remote_write</text:p>
      <text:p text:style-name="P16">remote_alpply — wal файлы дошли до реплики, записались, отработали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20">Средства бекапирования Postgres</text:p>
      <text:p text:style-name="P20"/>
      <text:p text:style-name="P20">для восстановления в случае потери</text:p>
      <text:p text:style-name="P21">хранение в нескольких местах<text:line-break/>сколько времени хранить<text:line-break/>→ выделение места</text:p>
      <text:p text:style-name="P21"><text:line-break/>Проверка восстановления </text:p>
      <text:p text:style-name="P21"/>
      <text:p text:style-name="P21"/>
      <text:p text:style-name="P21">RTO (recovery time objective) — время восстановления из бэкапа</text:p>
      <text:p text:style-name="P21">способы снижения<text:line-break/>желательно не более 1 часа с падения бд до момента подключения пользователей</text:p>
      <text:p text:style-name="P21"/>
      <text:p text:style-name="P21">RPO (recovery point objective) — Точка времени восстановления на которую восстанавливаются данные. ( - N часов)</text:p>
      <text:p text:style-name="P21"/>
      <text:p text:style-name="P21"/>
      <text:p text:style-name="P22">Виды резервных копий</text:p>
      <text:p text:style-name="P22"/>
      <text:p text:style-name="P22">полная </text:p>
      <text:p text:style-name="P22">дифференциальная — включает данные, которые изменились с последней полной <text:s/>копиии</text:p>
      <text:p text:style-name="P22">инкрементальная — Включает данные, которые изменились с последней (любой) копии</text:p>
      <text:p text:style-name="P22"/>
      <text:p text:style-name="P22"/>
      <text:p text:style-name="P23">Логическое — sql</text:p>
      <text:p text:style-name="P23"/>
      <text:p text:style-name="P23">Физическое — копирование файлов<text:line-break/></text:p>
      <text:p text:style-name="P23"/>
      <text:p text:style-name="P23">pd_dump — не может делать копии Пользователи и Табличные пространства (возможно параллельное копирование)<text:line-break/>pd_dumpall — копия все кластера (включая Пользователей и Табличные пространства)<text:line-break/><text:line-break/><text:span text:style-name="T6">^ в копию попадают данные существующие на момент запуска бекапирования</text:span></text:p>
      <text:p text:style-name="P23"/>
      <text:p text:style-name="P25">pg_basebackup - </text:p>
      <text:p text:style-name="P25">в копию попадают данные существующие на момент окончания бекапирования</text:p>
      <text:p text:style-name="P24"/>
      <text:p text:style-name="P26">Postgres 17 — инкрементальный бэкап <text:line-break/>pg_basebackup —incremental</text:p>
      <text:p text:style-name="P26"/>
      <text:p text:style-name="P27">walsummarizer - <text:line-break/><text:line-break/>pg_combinebackup</text:p>
      <text:p text:style-name="P27"/>
      <text:p text:style-name="P27"/>
      <text:p text:style-name="P28">Сторонние средства</text:p>
      <text:p text:style-name="P28"/>
      <text:p text:style-name="P28">Устаревшие<text:line-break/>Barman — оболочка pg_basebackup . <text:line-break/><text:soft-page-break/><text:line-break/>WAL-E <text:line-break/><text:line-break/>обновлена до </text:p>
      <text:p text:style-name="P28">WAL-G — работает на основе WAL файлы</text:p>
      <text:p text:style-name="P28"/>
      <text:p text:style-name="P28"/>
      <text:p text:style-name="P28">PG_PROBACKUP — разарбока Postgres PRO. Может работать с обычным Postgres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6T20:06:12.366550314</meta:creation-date>
    <meta:generator>LibreOffice/24.2.7.2$Linux_X86_64 LibreOffice_project/420$Build-2</meta:generator>
    <dc:date>2026-01-28T00:47:44.252932343</dc:date>
    <meta:editing-duration>P5DT19H21M54S</meta:editing-duration>
    <meta:editing-cycles>21</meta:editing-cycles>
    <meta:document-statistic meta:table-count="1" meta:image-count="0" meta:object-count="0" meta:page-count="5" meta:paragraph-count="99" meta:word-count="459" meta:character-count="3649" meta:non-whitespace-character-count="3234"/>
  </office:meta>
</office:document-meta>
</file>